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1:13:27.231181028</meta:creation-date>
    <meta:generator>LibreOffice/6.0.7.3$Linux_X86_64 LibreOffice_project/00m0$Build-3</meta:generator>
    <dc:date>2021-01-24T11:18:52.822544060</dc:date>
    <meta:editing-duration>PT5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